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loext:opacity="100%" style:font-name="Handwriting" fo:font-size="13pt" fo:font-weight="bold" style:font-size-asian="13pt" style:font-weight-asian="bold"/>
    </style:style>
    <style:style style:name="P2" style:family="paragraph" style:parent-style-name="Standard">
      <style:text-properties fo:color="#000000" loext:opacity="100%" style:font-name="Handwriting" fo:font-size="13pt" fo:language="en" fo:country="US" fo:font-weight="bold" officeooo:rsid="01dd4d42" officeooo:paragraph-rsid="001ff6c5" style:letter-kerning="false" style:font-name-asian="Calibri1" style:font-size-asian="13pt" style:language-asian="en" style:country-asian="US" style:font-weight-asian="bold" style:font-name-complex="DejaVu Sans" style:font-size-complex="11pt" style:language-complex="ar" style:country-complex="SA"/>
    </style:style>
    <style:style style:name="P3" style:family="paragraph" style:parent-style-name="Standard">
      <style:text-properties fo:color="#000000" loext:opacity="100%" style:font-name="Handwriting" fo:font-size="12pt" fo:font-weight="normal" officeooo:rsid="01d3b9a6" officeooo:paragraph-rsid="01d3b9a6" style:font-size-asian="12pt" style:font-weight-asian="normal" style:font-size-complex="12pt" style:font-weight-complex="normal"/>
    </style:style>
    <style:style style:name="P4" style:family="paragraph" style:parent-style-name="Standard">
      <style:text-properties fo:color="#000000" loext:opacity="100%" style:font-name="Handwriting" fo:font-size="12pt" fo:font-weight="normal" officeooo:rsid="0262bc84" officeooo:paragraph-rsid="01d3b9a6" style:font-size-asian="12pt" style:font-weight-asian="normal" style:font-size-complex="12pt" style:font-weight-complex="normal"/>
    </style:style>
    <style:style style:name="P5" style:family="paragraph" style:parent-style-name="Standard">
      <style:text-properties fo:color="#000000" loext:opacity="100%" style:font-name="Handwriting" fo:font-size="12pt" fo:font-weight="normal" officeooo:paragraph-rsid="01d3b9a6" style:font-size-asian="12pt" style:font-weight-asian="normal" style:font-size-complex="12pt" style:font-weight-complex="normal"/>
    </style:style>
    <style:style style:name="P6" style:family="paragraph" style:parent-style-name="Standard" style:master-page-name="Standard">
      <style:paragraph-properties style:page-number="auto"/>
      <style:text-properties fo:color="#000000" loext:opacity="100%" style:font-name="Handwriting" fo:font-size="13pt" fo:font-weight="bold" style:font-size-asian="13pt" style:font-weight-asian="bold"/>
    </style:style>
    <style:style style:name="P7" style:family="paragraph" style:parent-style-name="Standard">
      <style:text-properties fo:color="#000000" loext:opacity="100%" style:font-name="Handwriting" fo:font-size="12pt" fo:font-weight="normal" officeooo:rsid="01f7a624" officeooo:paragraph-rsid="01f7a624" style:font-size-asian="12pt" style:font-weight-asian="normal" style:font-size-complex="12pt" style:font-weight-complex="normal"/>
    </style:style>
    <style:style style:name="P8" style:family="paragraph" style:parent-style-name="Standard">
      <style:text-properties fo:color="#000000" loext:opacity="100%" style:font-name="Handwriting" fo:font-size="12pt" fo:font-weight="normal" officeooo:rsid="01fa845c" officeooo:paragraph-rsid="01fa845c" style:font-size-asian="12pt" style:font-weight-asian="normal" style:font-size-complex="12pt" style:font-weight-complex="normal"/>
    </style:style>
    <style:style style:name="P9" style:family="paragraph" style:parent-style-name="Standard">
      <style:text-properties fo:color="#000000" loext:opacity="100%" style:font-name="Handwriting" fo:font-size="12pt" fo:font-weight="normal" officeooo:rsid="01fcfcd7" officeooo:paragraph-rsid="01fcfcd7" style:font-size-asian="12pt" style:font-weight-asian="normal" style:font-size-complex="12pt" style:font-weight-complex="normal"/>
    </style:style>
    <style:style style:name="P10" style:family="paragraph" style:parent-style-name="Standard">
      <style:text-properties fo:color="#000000" loext:opacity="100%" style:font-name="Handwriting" fo:font-size="12pt" fo:font-weight="normal" officeooo:rsid="0203427f" officeooo:paragraph-rsid="0203427f" style:font-size-asian="12pt" style:font-weight-asian="normal" style:font-size-complex="12pt" style:font-weight-complex="normal"/>
    </style:style>
    <style:style style:name="T1" style:family="text">
      <style:text-properties officeooo:rsid="01d3b9a6"/>
    </style:style>
    <style:style style:name="T2" style:family="text">
      <style:text-properties fo:language="en" fo:country="US" officeooo:rsid="01d3b9a6" style:letter-kerning="false" style:font-name-asian="Calibri1" style:language-asian="en" style:country-asian="US" style:font-name-complex="DejaVu Sans" style:language-complex="ar" style:country-complex="SA"/>
    </style:style>
    <style:style style:name="T3" style:family="text">
      <style:text-properties fo:language="en" fo:country="US" officeooo:rsid="01f5a6bd" style:letter-kerning="false" style:font-name-asian="Calibri1" style:language-asian="en" style:country-asian="US" style:font-name-complex="DejaVu Sans" style:language-complex="ar" style:country-complex="SA"/>
    </style:style>
    <style:style style:name="T4" style:family="text">
      <style:text-properties fo:language="en" fo:country="US" officeooo:rsid="01f6d287" style:letter-kerning="false" style:font-name-asian="Calibri1" style:language-asian="en" style:country-asian="US" style:font-name-complex="DejaVu Sans" style:language-complex="ar" style:country-complex="SA"/>
    </style:style>
    <style:style style:name="T5" style:family="text">
      <style:text-properties officeooo:rsid="0262bc84"/>
    </style:style>
    <style:style style:name="T6" style:family="text">
      <style:text-properties officeooo:rsid="01f48500"/>
    </style:style>
    <style:style style:name="T7" style:family="text">
      <style:text-properties officeooo:rsid="01f5a6bd"/>
    </style:style>
    <style:style style:name="T8" style:family="text">
      <style:text-properties officeooo:rsid="01f6d287"/>
    </style:style>
    <style:style style:name="T9" style:family="text">
      <style:text-properties officeooo:rsid="01f8208a"/>
    </style:style>
    <style:style style:name="T10" style:family="text">
      <style:text-properties officeooo:rsid="01fa1f22"/>
    </style:style>
    <style:style style:name="T11" style:family="text">
      <style:text-properties officeooo:rsid="01fa845c"/>
    </style:style>
    <style:style style:name="T12" style:family="text">
      <style:text-properties officeooo:rsid="01fb47c4"/>
    </style:style>
    <style:style style:name="T13" style:family="text">
      <style:text-properties officeooo:rsid="01fea31c"/>
    </style:style>
    <style:style style:name="T14" style:family="text">
      <style:text-properties officeooo:rsid="02007f1a"/>
    </style:style>
    <style:style style:name="T15" style:family="text">
      <style:text-properties officeooo:rsid="02026bf2"/>
    </style:style>
    <style:style style:name="T16" style:family="text">
      <style:text-properties officeooo:rsid="0203e7f9"/>
    </style:style>
    <style:style style:name="T17" style:family="text">
      <style:text-properties officeooo:rsid="02056222"/>
    </style:style>
    <style:style style:name="T18" style:family="text">
      <style:text-properties officeooo:rsid="0207bcc6"/>
    </style:style>
    <style:style style:name="T19" style:family="text">
      <style:text-properties officeooo:rsid="020963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thnography</text:p>
      <text:p text:style-name="P2"><text:span text:style-name="T6">Rajanan tribes</text:span>; 40k BBT</text:p>
      <text:p text:style-name="P1"/>
      <text:p text:style-name="P3">Summary:</text:p>
      <text:p text:style-name="P4">-Bronze-Age <text:span text:style-name="T6">tribal </text:span>culture <text:span text:style-name="T3">of the Thandana river valley</text:span>. Small city-states <text:span text:style-name="T7">and tribal settlements </text:span>loosely controlled by <text:span text:style-name="T7">big-man sevakath chiefs.</text:span></text:p>
      <text:p text:style-name="P4">-<text:span text:style-name="T1">Polytheistic religion with a heavy focus on blood, astar sacrifice, and the afterlife.</text:span></text:p>
      <text:p text:style-name="P4">-<text:span text:style-name="T1">Heavy focus on divine ritual, astronomy, </text:span><text:span text:style-name="T8">war, and sacrifice</text:span><text:span text:style-name="T1">.</text:span></text:p>
      <text:p text:style-name="P5"><text:span text:style-name="T5">-Multi-ethnic, mixed ancestry of Tellinese and </text:span><text:span text:style-name="T2">Jangatet </text:span><text:span text:style-name="T4">and Ruksal</text:span><text:span text:style-name="T5">.</text:span></text:p>
      <text:p text:style-name="P5"/>
      <text:p text:style-name="P7">The Rajanan tribes originated before the dark age and the collapse of ancient Usvajra. After the Rajana sevakath line was exiled from Okos, they fled to the mountains and eventually took charge of the isolated astar tribes that still held many of the ancient ways of Amarth. The sevakath took on the roles of the matriarchal shamans, and ritual sex and childbearing created tribal groups of sevakath vying for respect within the community. From these sevakath, the children of the shaman, would be chosen a single chief. <text:span text:style-name="T9">At the time of this “election” (the choosing is done by a variety of means, from a brutal fight to prophecy </text:span><text:span text:style-name="T11">or divine anointment </text:span><text:span text:style-name="T9">to a council of elders), the other competitors are exiled from the tribe. </text:span><text:span text:style-name="T10">The Rajanan tribes and settlements are rarely large, and thus they are hardly present on the large scale of the Nos Mori region </text:span><text:span text:style-name="T13">in terms of trade and interaction</text:span><text:span text:style-name="T10">.</text:span></text:p>
      <text:p text:style-name="P7"/>
      <text:p text:style-name="P8">The anti-magical sentiment of the Tellinese and Usvajrans was often not held within the isolated mountain tribes, many of which had ethic Ruksal within their numbers. Thus, the religious rituals included calls to the spirits and deities for magical aid and power—<text:span text:style-name="T12">sometimes granted.</text:span></text:p>
      <text:p text:style-name="P8"/>
      <text:p text:style-name="P9">The Rajanan tribes were fairly communal and lacked much of the individualism that had been growing in the lowland civilizations. Their people were not divided into hard and fast social ranks, and all were expected to contribute to the well-being of the society. <text:span text:style-name="T14">The Rajanan tribes notably brought a distinct style of cuisine from the mountains, crops of which would become a staple in the Thandana river valley even after the expulsion of the tribes. </text:span><text:span text:style-name="T15">Within the small communities, tribes people enjoy gossip, art, and physical strength.</text:span></text:p>
      <text:p text:style-name="P9"/>
      <text:p text:style-name="P10"><text:soft-page-break/>The Rajanan religion is a mix of polytheism and animism, with spirits and deities co-existing within the natural world and outside of it. <text:span text:style-name="T16">The sevakath shamans acted as political advisors, religious leaders, and medicine-men. </text:span><text:span text:style-name="T17">Blood sacrifice was incredibly common to support the sevakath, and as such the Rajanan tribes were typically warmongering and constantly fighting with neighbor villages and cultures. </text:span><text:span text:style-name="T18">Additionally, transformation belief was adopted from Narazi culture, though instead of snakes the Rajanans often depicted transformation into </text:span><text:span text:style-name="T19">dogs, bears, or small dinosau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31T13:17:00.336701356</dc:date>
    <meta:editing-cycles>448</meta:editing-cycles>
    <meta:editing-duration>P3DT10H20M57S</meta:editing-duration>
    <meta:generator>LibreOffice/7.0.4.2$Linux_X86_64 LibreOffice_project/00$Build-2</meta:generator>
    <meta:document-statistic meta:table-count="0" meta:image-count="0" meta:object-count="0" meta:page-count="2" meta:paragraph-count="11" meta:word-count="423" meta:character-count="2686" meta:non-whitespace-character-count="22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